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taPro" svg:font-family="MetaPro, Tahoma,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svg:font-family="Times"/>
  </office:font-face-decls>
  <office:automatic-styles>
    <style:style style:name="P1" style:family="paragraph" style:parent-style-name="Standard">
      <style:text-properties fo:color="#c9211e" loext:opacity="100%" style:font-name="Liberation Serif" fo:font-size="12pt" fo:font-style="italic" style:font-size-asian="12pt" style:font-style-asian="italic" style:font-size-complex="12pt" style:font-style-complex="italic"/>
    </style:style>
    <style:style style:name="P2" style:family="paragraph" style:parent-style-name="Standard">
      <style:text-properties fo:color="#c9211e" loext:opacity="100%" style:font-name="Liberation Serif" fo:font-size="12pt" fo:font-style="italic" fo:font-weight="bold" officeooo:rsid="0005f149" officeooo:paragraph-rsid="0005f149" style:font-size-asian="12pt" style:font-style-asian="italic" style:font-weight-asian="bold" style:font-size-complex="12pt" style:font-style-complex="italic" style:font-weight-complex="bold"/>
    </style:style>
    <style:style style:name="P3" style:family="paragraph" style:parent-style-name="Standard">
      <style:text-properties fo:color="#c9211e"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use-window-font-color="true" loext:opacity="0%" style:font-name="Liberation Serif" fo:font-size="12pt" fo:font-style="normal" officeooo:rsid="0005f149" officeooo:paragraph-rsid="0006322d" style:font-size-asian="12pt" style:font-style-asian="normal" style:font-size-complex="12pt" style:font-style-complex="normal"/>
    </style:style>
    <style:style style:name="P5" style:family="paragraph" style:parent-style-name="Standard">
      <style:text-properties style:use-window-font-color="true" loext:opacity="0%" style:font-name="Liberation Serif" fo:font-size="12pt" fo:font-style="normal" officeooo:rsid="000646d9" officeooo:paragraph-rsid="000646d9" style:font-size-asian="12pt" style:font-style-asian="normal" style:font-size-complex="12pt" style:font-style-complex="normal"/>
    </style:style>
    <style:style style:name="P6" style:family="paragraph" style:parent-style-name="Standard">
      <style:text-properties style:use-window-font-color="true" loext:opacity="0%" style:font-name="Liberation Serif" fo:font-size="12pt" fo:font-style="normal" officeooo:paragraph-rsid="000646d9" style:font-size-asian="12pt" style:font-style-asian="normal" style:font-size-complex="12pt" style:font-style-complex="normal"/>
    </style:style>
    <style:style style:name="P7" style:family="paragraph" style:parent-style-name="Standard">
      <style:text-properties style:use-window-font-color="true" loext:opacity="0%" style:font-name="Liberation Serif" fo:font-size="12pt" fo:font-style="normal" officeooo:rsid="00086ae3" officeooo:paragraph-rsid="0012ad29" style:font-size-asian="12pt" style:font-style-asian="normal" style:font-size-complex="12pt" style:font-style-complex="normal"/>
    </style:style>
    <style:style style:name="P8" style:family="paragraph" style:parent-style-name="Standard">
      <style:text-properties style:use-window-font-color="true" loext:opacity="0%" style:font-name="Liberation Serif" fo:font-size="12pt" fo:font-style="normal" officeooo:rsid="0012ad29" officeooo:paragraph-rsid="0012ad29" style:font-size-asian="12pt" style:font-style-asian="normal" style:font-size-complex="12pt" style:font-style-complex="normal"/>
    </style:style>
    <style:style style:name="P9" style:family="paragraph" style:parent-style-name="Standard">
      <style:text-properties style:use-window-font-color="true" loext:opacity="0%" style:font-name="Liberation Serif" fo:font-size="12pt" fo:font-style="normal" style:font-size-asian="12pt" style:font-style-asian="normal" style:font-size-complex="12pt" style:font-style-complex="normal"/>
    </style:style>
    <style:style style:name="P10" style:family="paragraph" style:parent-style-name="Standard">
      <style:text-properties style:use-window-font-color="true" loext:opacity="0%" style:font-name="Liberation Serif"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use-window-font-color="true" loext:opacity="0%" style:font-name="Liberation Serif" fo:font-size="12pt" fo:font-style="normal" fo:font-weight="normal" officeooo:rsid="000bcf09" officeooo:paragraph-rsid="000bcf09" style:font-size-asian="12pt" style:font-style-asian="normal" style:font-weight-asian="normal" style:font-size-complex="12pt" style:font-style-complex="normal" style:font-weight-complex="normal"/>
    </style:style>
    <style:style style:name="P12" style:family="paragraph" style:parent-style-name="Standard">
      <style:text-properties style:use-window-font-color="true" loext:opacity="0%" style:font-name="Liberation Serif" fo:font-size="12pt" fo:font-style="normal" fo:font-weight="normal" officeooo:rsid="000d0b13" officeooo:paragraph-rsid="000d0b13" style:font-size-asian="12pt" style:font-style-asian="normal" style:font-weight-asian="normal" style:font-size-complex="12pt" style:font-style-complex="normal" style:font-weight-complex="normal"/>
    </style:style>
    <style:style style:name="P13" style:family="paragraph" style:parent-style-name="Standard">
      <style:text-properties style:use-window-font-color="true" loext:opacity="0%" style:font-name="Liberation Serif" fo:font-size="12pt" fo:font-style="normal" fo:font-weight="normal" officeooo:rsid="000e9233" officeooo:paragraph-rsid="000e9233" style:font-size-asian="12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style:font-size-asian="12pt" style:font-size-complex="12pt"/>
    </style:style>
    <style:style style:name="P15" style:family="paragraph" style:parent-style-name="Text_20_body">
      <style:text-properties style:font-name="Liberation Serif"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6322d" style:font-weight-asian="normal" style:font-weight-complex="normal"/>
    </style:style>
    <style:style style:name="T3" style:family="text">
      <style:text-properties fo:font-weight="normal" officeooo:rsid="000646d9" style:font-weight-asian="normal" style:font-weight-complex="normal"/>
    </style:style>
    <style:style style:name="T4" style:family="text">
      <style:text-properties fo:font-weight="normal" officeooo:rsid="0006f005" style:font-weight-asian="normal" style:font-weight-complex="normal"/>
    </style:style>
    <style:style style:name="T5" style:family="text">
      <style:text-properties fo:font-weight="normal" officeooo:rsid="00086ae3" style:font-weight-asian="normal" style:font-weight-complex="normal"/>
    </style:style>
    <style:style style:name="T6" style:family="text">
      <style:text-properties fo:font-weight="normal" officeooo:rsid="000975f4" style:font-weight-asian="normal" style:font-weight-complex="normal"/>
    </style:style>
    <style:style style:name="T7" style:family="text">
      <style:text-properties fo:font-weight="normal" officeooo:rsid="000aa5b0" style:font-weight-asian="normal" style:font-weight-complex="normal"/>
    </style:style>
    <style:style style:name="T8" style:family="text">
      <style:text-properties fo:font-weight="normal" officeooo:rsid="0012ad29" style:font-weight-asian="normal" style:font-weight-complex="normal"/>
    </style:style>
    <style:style style:name="T9" style:family="text">
      <style:text-properties style:font-name="Bahnschrift" fo:language="pt" fo:country="BR" fo:font-weight="normal" officeooo:rsid="005346d4" style:font-weight-asian="normal" style:font-weight-complex="normal"/>
    </style:style>
    <style:style style:name="T10" style:family="text">
      <style:text-properties fo:font-style="italic" style:font-style-asian="italic" style:font-style-complex="italic"/>
    </style:style>
    <style:style style:name="T11" style:family="text">
      <style:text-properties officeooo:rsid="0005f149"/>
    </style:style>
    <style:style style:name="T12" style:family="text">
      <style:text-properties fo:language="pt" fo:country="BR"/>
    </style:style>
    <style:style style:name="T13" style:family="text">
      <style:text-properties fo:language="pt" fo:country="BR" fo:font-weight="normal" officeooo:rsid="0006322d" style:font-weight-asian="normal" style:font-weight-complex="normal"/>
    </style:style>
    <style:style style:name="T14" style:family="text">
      <style:text-properties fo:language="pt" fo:country="BR" fo:font-weight="normal" officeooo:rsid="005346d4" style:font-weight-asian="normal" style:font-weight-complex="normal"/>
    </style:style>
    <style:style style:name="T15" style:family="text">
      <style:text-properties fo:language="pt" fo:country="BR" officeooo:rsid="000646d9"/>
    </style:style>
    <style:style style:name="T16" style:family="text">
      <style:text-properties fo:language="pt" fo:country="BR" officeooo:rsid="00086ae3"/>
    </style:style>
    <style:style style:name="T17" style:family="text">
      <style:text-properties fo:language="pt" fo:country="BR" officeooo:rsid="000f40c4"/>
    </style:style>
    <style:style style:name="T18" style:family="text">
      <style:text-properties fo:language="pt" fo:country="BR" officeooo:rsid="00117123"/>
    </style:style>
    <style:style style:name="T19" style:family="text">
      <style:text-properties officeooo:rsid="000aa5b0"/>
    </style:style>
    <style:style style:name="T20" style:family="text">
      <style:text-properties officeooo:rsid="000bcf09"/>
    </style:style>
    <style:style style:name="T21" style:family="text">
      <style:text-properties fo:font-weight="bold" style:font-weight-asian="bold" style:font-weight-complex="bold"/>
    </style:style>
    <style:style style:name="T22" style:family="text">
      <style:text-properties officeooo:rsid="000d0b13"/>
    </style:style>
    <style:style style:name="T23" style:family="text">
      <style:text-properties officeooo:rsid="000d15d6"/>
    </style:style>
    <style:style style:name="T24" style:family="text">
      <style:text-properties officeooo:rsid="000e9233"/>
    </style:style>
    <style:style style:name="T25" style:family="text">
      <style:text-properties officeooo:rsid="000f40c4"/>
    </style:style>
    <style:style style:name="T26" style:family="text">
      <style:text-properties officeooo:rsid="00140545"/>
    </style:style>
    <style:style style:name="T27" style:family="text">
      <style:text-properties officeooo:rsid="00152db4"/>
    </style:style>
    <style:style style:name="T28" style:family="text">
      <style:text-properties officeooo:rsid="001651c9"/>
    </style:style>
    <style:style style:name="T29" style:family="text">
      <style:text-properties officeooo:rsid="001712e2"/>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lítica de Privacidade</text:h>
      <text:p text:style-name="P15">O Vida App é um aplicativo desenvolvido em conjunto com a Universidade Federal do Amapá (UNIFAP), como parte de um projeto de pesquisa em relação às Práticas Integrativas e Complementares em Saúde (PICS) e acompanhamento de pacientes em atendimen<text:span text:style-name="T25">to </text:span><text:bookmark-start text:name="__DdeLink__497_3760766171"/>na Unidade Básica de Saúde e no <text:span text:style-name="T12">Laboratório de Análises de Clínicas 2 do Curso de Farmácia da Universidade Federal do Amap</text:span><text:bookmark-end text:name="__DdeLink__497_3760766171"/><text:span text:style-name="T12">á, em especial em relação às condições de ansiedade, depressão, dores e cessação tabágica. O aplicativo é disponibilizado de maneira gratuita para todos os pesquisadores participantes do projeto, e deverá ser mantido dessa maneira.</text:span></text:p>
      <text:p text:style-name="P15"><text:span text:style-name="T12"/></text:p>
      <text:p text:style-name="P15"><text:span text:style-name="T12">O aplicativo Vida foi desenvolvido </text:span><text:span text:style-name="T17">especificamente </text:span><text:span text:style-name="T12">para o projeto de pesquisa em relação às Práticas Integrativas e Complementares em Saúde (PICS), e sua utilização, embora sem custos, é restrita apenas aos participantes do projeto e aos pesquisadores que possuam vínculo com a Universidade Federal do Amapá e com o projeto de pesquisa, enquanto durar o projeto.</text:span></text:p>
      <text:p text:style-name="P15"><text:span text:style-name="T12"/></text:p>
      <text:p text:style-name="P15"><text:span text:style-name="T12">Esta página é destinada a informar os pesquisadores (utilizadores do aplicativo), assim como paciente atendidos com a assistência do </text:span><text:span text:style-name="T18">sistema</text:span><text:span text:style-name="T12">, acerca das políticas de coleta, utilização e divulgação das informações pessoais e pessoais sensíveis implementadas no âmbito da aplicação.</text:span></text:p>
      <text:p text:style-name="P15"><text:span text:style-name="T12"/></text:p>
      <text:p text:style-name="P15"><text:span text:style-name="T12">Ao utilizar o Aplicativo Vida </text:span><text:span text:style-name="T15">ou</text:span><text:span text:style-name="T12"> </text:span><text:span text:style-name="T15">os</text:span><text:span text:style-name="T12"> dados obtidos com o auxílio dele, você concorda com a coleta e o uso de informações apresentados nesta política.</text:span></text:p>
      <text:p text:style-name="P15"><text:span text:style-name="T12"/></text:p>
      <text:p text:style-name="P15"><text:span text:style-name="T12">Suas informações </text:span><text:span text:style-name="T16">não serão utilizadas ou </text:span><text:span text:style-name="T12">compartilhadas com ninguém, exceto conforme descrito e </text:span><text:span text:style-name="T16">devidamente </text:span><text:span text:style-name="T12">acordado nesta Política de Privacidade.</text:span></text:p>
      <text:p text:style-name="P15"><text:span text:style-name="T12"><text:tab/></text:span></text:p>
      <text:p text:style-name="P14">Os termos usados <text:span text:style-name="T11">n</text:span>esta Política de Privacidade são os mesmos apresentados no Aplicativo Vida, a menos que definido de outra forma nesta Política de Privacidade.</text:p>
      <text:p text:style-name="P1"/>
      <text:p text:style-name="P2"/>
      <text:h text:style-name="Heading_20_2" text:outline-level="2">Coleta e uso das informações</text:h>
      <text:p text:style-name="P4"><text:span text:style-name="T1">Para utilizar o Vida App, é necessário o fornecimento de algumas informações pessoais, a saber: nome, CPF, e-mail, instituição a que é vinculado, </text:span><text:span text:style-name="T2">cargo. Referidas informações serão utilizadas apenas para a criação da conta de pesquisador e para a identificação de cada pesquisador que utiliza o sistema e administra os pacientes em atendimento na Unidade Básica de Saúde e no </text:span><text:span text:style-name="T13">Laboratório de Análises de Clínicas 2 do Curso de Farmácia da Universidade Federal do Amapá</text:span><text:span text:style-name="T2">, e não serão destinadas a fins comerciais e tampouco à </text:span><text:span text:style-name="T3">divulgação</text:span><text:span text:style-name="T2"> a terceiros </text:span><text:span text:style-name="T3">não relacionados com o projeto de pesquisa</text:span><text:span text:style-name="T2">.</text:span></text:p>
      <text:p text:style-name="P4"><text:span text:style-name="T2"/></text:p>
      <text:p text:style-name="P5"><text:span text:style-name="T2">A </text:span><text:span text:style-name="T1">pesquisa deverá possuir um pesquisador coordenador, que ficará responsável por todos os pesquisadores subordinados (perfis mestrando, iniciação científica ou estagiário). O pesquisador </text:span><text:soft-page-break/><text:span text:style-name="T1">coordenador poderá visualizar os dados de todos os pesquisadores subordinados, assim como a todos os pacientes cadastrados no sistema por esses pesquisadores.</text:span></text:p>
      <text:p text:style-name="P5"><text:span text:style-name="T1"/></text:p>
      <text:p text:style-name="P6"><text:span text:style-name="T3">Quanto aos pacientes, serão coletados, para fins exclusivos de pesquisa, alguns dados pessoais e dados pessoais sensíveis de saúde, a saber: nome completo, sexo/gênero, data de nascimento, profissão, escolaridade, peso, altura, conhecimento de práticas integrativas complementares em saúde, </text:span><text:span text:style-name="T4">questões específicas de saúde como ansiedade, depressão, dores, tabagismo (cessação tabágica), utilização de medicamentos (nome dos medicamentos, dosagens, data de início de utilização). Para que sejam coletados e utilizados os dados dos pacientes em atendimento, será necessário colher o consentimento inequívoco deles durante o cadastro (que poderá ser revogado a qualquer tempo), por meio de um instrumento denominado Termo de Aceite para Tratamento de Dados Pessoais. Referido termo de aceite especifica em detalhes os dados coletados </text:span><text:span text:style-name="T5">de</text:span><text:span text:style-name="T4"> </text:span><text:span text:style-name="T5">cada paciente, como serão armazenados e quais os limites para o tratamento.</text:span><text:span text:style-name="T4"> </text:span><text:span text:style-name="T5">O paciente, para ser incluído no sistema, deve consentir com o tratamento dos seus dados, por meio da leitura do termo e da assinatura eletrônica do termo de aceite. O termo assinado será armazenado no banco de dados em formato PDF, caso seja necessário seu resgate posterior.</text:span></text:p>
      <text:p text:style-name="P6"><text:span text:style-name="T4"/></text:p>
      <text:p text:style-name="P7"><text:span text:style-name="T4">T</text:span><text:span text:style-name="T1">odos os pesquisadores, sem exceção, deverão, para utilizar o aplicativo pela primeira vez, ler e assinar o </text:span><text:bookmark-start text:name="__DdeLink__31555_3760766171"/><text:span text:style-name="T1">Termo </text:span><text:span text:style-name="T6">d</text:span><text:span text:style-name="T1">e Responsabilidade, Sigilo </text:span><text:span text:style-name="T6">e</text:span><text:span text:style-name="T1"> Confidencialidade,</text:span><text:bookmark-end text:name="__DdeLink__31555_3760766171"/><text:span text:style-name="T1"> </text:span><text:span text:style-name="T7">comprometendo-se a resguardar o sigilo e segurança dos dados registrados e obtidos por meio do Aplicativo Vida, sendo vedada sua divulgação e utilização indevida ou fora dos limites do projeto de pesquisa, nas linhas aprovadas pelo Comitê de Ética da Universidade Federal do Amapá.</text:span></text:p>
      <text:p text:style-name="P7"><text:span text:style-name="T7"/></text:p>
      <text:p text:style-name="P8"><text:span text:style-name="T7">C</text:span><text:span text:style-name="T1">onforme definido no </text:span><text:span text:style-name="T5">Termo </text:span><text:span text:style-name="T6">d</text:span><text:span text:style-name="T5">e Responsabilidade, Sigilo </text:span><text:span text:style-name="T6">e</text:span><text:span text:style-name="T5"> Confidencialidade, </text:span><text:span text:style-name="T1">todas as publicações realizadas com base nos dados obtidos pelo aplicativo deverão ser anonimizadas, isto é, utilizados para fins meramente estatísticos, sem possiblidade de vinculação a uma pessoa específica, obedecendo o</text:span><text:span text:style-name="T14"> disposto no art. 5o, incisos III e XI, art. 7º, inciso IV, art. 11, alínea “c”, art. 12, art. 16, inciso II, art. 18, inciso IV, da Lei nº 13.709 - </text:span><text:bookmark-start text:name="__DdeLink__37958_3760766171"/><text:span text:style-name="T14">Lei Geral de Proteção de Dados Pessoais</text:span><text:bookmark-end text:name="__DdeLink__37958_3760766171"/><text:span text:style-name="T14"> (LGPD).</text:span></text:p>
      <text:p text:style-name="P7"><text:span text:style-name="T7"/></text:p>
      <text:p text:style-name="P7"><text:span text:style-name="T8">Os dados serão excluídos após a conclusão da pesquisa e atingimento das finalidades da aplicação. Dados anonimizados e sem possibilidade de vinculação a uma pessoa específica poderão ser mantidos indefinidamente, de acordo com a Lei Geral de Proteção de Dados Pessoais.</text:span></text:p>
      <text:p text:style-name="P6"><text:span text:style-name="T4"/></text:p>
      <text:h text:style-name="Heading_20_2" text:outline-level="2">Registro de <text:span text:style-name="T19">informações de travamento do aplicativo e “bugs”</text:span></text:h>
      <text:p text:style-name="P10">Caso ocorra algum erro durante o uso do <text:span text:style-name="T20">Aplicativo Vida</text:span>, <text:span text:style-name="T19">serão</text:span> coleta<text:span text:style-name="T19">dos</text:span> dados e informações <text:span text:style-name="T19">sobre o evento de erro</text:span>. Es<text:span text:style-name="T20">sas informações</text:span> <text:span text:style-name="T20">poderão</text:span> incluir informações como <text:span text:style-name="T20">o</text:span> <text:span text:style-name="T20">identificador</text:span> do dispositivo, versão do sistema operacional, configuraçõ<text:span text:style-name="T20">es de “hardware” do dispositivo, data e hora do evento de erro, além de outras informações relevantes aptas a identificar e corrigir a causa do erro no aplicativo.</text:span></text:p>
      <text:p text:style-name="P1"/>
      <text:h text:style-name="Heading_20_2" text:outline-level="2">Provedores de serviços</text:h>
      <text:p text:style-name="P11">Para a utilização do aplicativo, poderão ser <text:span text:style-name="T27">empregados</text:span> serviços desenvolvidos por outras empresas, para viabilizar as funcionalidades da aplicação, cumprimento das finalidades do sistema, administração do banco de dados, configuração do serviço de autenticação e segurança <text:span text:style-name="T28">da aplicação</text:span> e monitoramento de erros e eventos de segurança. <text:span text:style-name="T22">Tais serviços serão utilizados dentro dos limites de suas licenças, sem comprometimento desta </text:span><text:span text:style-name="T28">P</text:span><text:span text:style-name="T22">olítica de </text:span><text:span text:style-name="T28">P</text:span><text:span text:style-name="T22">rivacidade ou do termo de consentimento de tratamento de dados pessoais.</text:span></text:p>
      <text:p text:style-name="P1"/>
      <text:h text:style-name="Heading_20_2" text:outline-level="2"><text:soft-page-break/>Segurança</text:h>
      <text:p text:style-name="P12">Serão adotadas todas as medidas no alcance e na capacidade da equipe de desenvolvimento do Aplicativo Vida para garantir a privacidade e a segurança dos dados pessoais nele armazenados. Entretanto, vale lembrar que, em se tratando de dados pessoais armazenados em servidores na <text:span text:style-name="T10">Internet</text:span>, com possibilidade de sincronização entre diversos dispositivos móveis, não existe segurança absoluta dos dados, mesmo com todos os esforços nesse sentido. Adotadas as medidas para garantir um nível mínimo de segurança dos dados, a Universidade Federal do Amapá não poderá ser responsabilizada por <text:span text:style-name="T23">situações </text:span>que extrapolem sua capacidade <text:span text:style-name="T23">de prevenção ou resposta</text:span> ou que não sejam causadas por imprudência, imperícia ou negligência.</text:p>
      <text:p text:style-name="P1"/>
      <text:h text:style-name="Heading_20_2" text:outline-level="2">Alterações nesta política de privacidade</text:h>
      <text:p text:style-name="P9"><text:span text:style-name="T24">Esta </text:span>Política de Privacidade <text:span text:style-name="T24">poderá ser atualizada </text:span><text:span text:style-name="T29">periodicamente</text:span>. Assim, você é aconselhado a rever esta página periodicamente para verificar quaisquer alterações. <text:span text:style-name="T24">As</text:span> alterações <text:span text:style-name="T24">entrarão</text:span> em vigor imediatamente após serem publicadas nesta página.</text:p>
      <text:p text:style-name="P1"/>
      <text:h text:style-name="Heading_20_2" text:outline-level="2">Entre em contato</text:h>
      <text:p text:style-name="P13">Para dúvidas ou questionamentos, você poderá contatar a equipe do Aplicativo Vida por meio do endereço de e-mail disponível no menu principal da aplicação, na parte “Sobre”.</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taPro" svg:font-family="MetaPro, Tahoma,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svg:font-family="Ti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12T19:04:06.021149119</meta:creation-date>
    <dc:date>2022-02-12T21:53:43.408504956</dc:date>
    <meta:editing-duration>PT57M35S</meta:editing-duration>
    <meta:editing-cycles>17</meta:editing-cycles>
    <meta:generator>LibreOffice/7.3.0.3$MacOSX_X86_64 LibreOffice_project/0f246aa12d0eee4a0f7adcefbf7c878fc2238db3</meta:generator>
    <meta:document-statistic meta:table-count="0" meta:image-count="0" meta:object-count="0" meta:page-count="3" meta:paragraph-count="25" meta:word-count="1088" meta:character-count="7282" meta:non-whitespace-character-count="6217"/>
  </office:meta>
</office:document-meta>
</file>